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Table_20_Contents">
      <style:text-properties officeooo:rsid="00212c21" officeooo:paragraph-rsid="00212c21"/>
    </style:style>
    <style:style style:name="P6" style:family="paragraph" style:parent-style-name="Table_20_Contents">
      <style:text-properties officeooo:rsid="00240acc" officeooo:paragraph-rsid="00240acc"/>
    </style:style>
    <style:style style:name="P7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8" style:family="paragraph" style:parent-style-name="Standard">
      <style:text-properties officeooo:rsid="00267fa4" officeooo:paragraph-rsid="0030a768"/>
    </style:style>
    <style:style style:name="P9" style:family="paragraph" style:parent-style-name="Standard">
      <style:text-properties officeooo:rsid="001e14a6" officeooo:paragraph-rsid="001e14a6"/>
    </style:style>
    <style:style style:name="P10" style:family="paragraph" style:parent-style-name="Standard">
      <style:text-properties officeooo:rsid="001e14a6" officeooo:paragraph-rsid="003105e5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9e373"/>
    </style:style>
    <style:style style:name="T8" style:family="text">
      <style:text-properties officeooo:rsid="002a5f3e"/>
    </style:style>
    <style:style style:name="T9" style:family="text">
      <style:text-properties officeooo:rsid="002bc085"/>
    </style:style>
    <style:style style:name="T10" style:family="text">
      <style:text-properties officeooo:rsid="002c23bb"/>
    </style:style>
    <style:style style:name="T11" style:family="text">
      <style:text-properties officeooo:rsid="002d28a1"/>
    </style:style>
    <style:style style:name="T12" style:family="text">
      <style:text-properties officeooo:rsid="002dca44"/>
    </style:style>
    <style:style style:name="T13" style:family="text">
      <style:text-properties officeooo:rsid="002ed7ff"/>
    </style:style>
    <style:style style:name="T14" style:family="text">
      <style:text-properties officeooo:rsid="002fd06b"/>
    </style:style>
    <style:style style:name="T15" style:family="text">
      <style:text-properties officeooo:rsid="0030a7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0acc" style:font-weight-asian="bold" style:font-weight-complex="bold"/>
    </style:style>
    <style:style style:name="T18" style:family="text">
      <style:text-properties officeooo:rsid="0031aa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<text:span text:style-name="T1">T</text:span><text:span text:style-name="T2">aller de Traducción Económica y Mercados Bursátiles</text:span></text:p>
          </table:table-cell>
        </table:table-row>
        <table:table-row>
          <table:table-cell table:style-name="Table1.A1" office:value-type="string">
            <text:p text:style-name="P5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7">nterpretación y Traduccíon: </text:span><text:span text:style-name="T16">5° Cuatrimestre </text:span>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12">IT0524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13">Course Description</text:p>
      <text:p text:style-name="P8">This course provides the <text:span text:style-name="T5">modern </text:span>foundations for linguistic translation in the field of economics <text:span text:style-name="T5">with a focus on </text:span>s<text:span text:style-name="T5">tock market transactions. <text:s/></text:span><text:span text:style-name="T8">The </text:span><text:span text:style-name="T9">professional </text:span><text:span text:style-name="T8">translational mapping tools </text:span><text:span text:style-name="T9">developed in this course will </text:span><text:span text:style-name="T11">be specific </text:span><text:span text:style-name="T9">to </text:span><text:span text:style-name="T8">Spanish and English translation</text:span><text:span text:style-name="T9">s</text:span><text:span text:style-name="T8">, although such tools </text:span><text:span text:style-name="T11">and methodologies </text:span><text:span text:style-name="T8">can readily be extended </text:span><text:span text:style-name="T13">to</text:span><text:span text:style-name="T9"> </text:span><text:span text:style-name="T10">the translation of</text:span><text:span text:style-name="T8"> other languages. </text:span><text:span text:style-name="T6">Major </text:span><text:span text:style-name="T11">elements of</text:span><text:span text:style-name="T6"> the course will include: <text:s/></text:span><text:span text:style-name="T10">i) </text:span><text:span text:style-name="T11">the conceptual framework for stock markets within economic systems; ii) </text:span><text:span text:style-name="T8">the definition and use of </text:span><text:span text:style-name="T7">standard terms and terminolog</text:span><text:span text:style-name="T11">ies in the field</text:span><text:span text:style-name="T10">, </text:span><text:span text:style-name="T11">iii) the elements of style </text:span><text:span text:style-name="T12">and the use of standard conventions in </text:span><text:span text:style-name="T11">written documents; </text:span><text:span text:style-name="T12">iv) the elements of quality assurance and quality control (QAQC) as applied to written documents; v) </text:span><text:span text:style-name="T11"><text:s/></text:span><text:span text:style-name="T12">the professional use of Large Language Models (LLMs) in translation; </text:span><text:span text:style-name="T15">and <text:s/></text:span><text:span text:style-name="T12">vi) </text:span><text:span text:style-name="T14">the direct translation of documents and </text:span><text:span text:style-name="T15">the </text:span><text:span text:style-name="T14">production of deliverables.</text:span></text:p>
      <text:p text:style-name="P2"/>
      <text:p text:style-name="P13">Scope and Sequence</text:p>
      <text:p text:style-name="Standard"/>
      <text:p text:style-name="P3"/>
      <text:p text:style-name="P3"/>
      <text:p text:style-name="P3"/>
      <text:p text:style-name="P3">1.GENERALIDADES</text:p>
      <text:p text:style-name="P3">1.1 El discurso económico y la problemática de su traducción</text:p>
      <text:p text:style-name="P3">1.1.1 Características de la redacción de documentos económicos en inglés y español</text:p>
      <text:p text:style-name="P3">1.1.2 Diversidad regional de formas numéricas</text:p>
      <text:p text:style-name="P3">1.2 Aspectos de la terminología económica</text:p>
      <text:p text:style-name="P3">1.2.1 Características de la terminología económica</text:p>
      <text:p text:style-name="P3">1.2.2 Frases hechas</text:p>
      <text:p text:style-name="P3">1.2.3 Acrónimos y siglas</text:p>
      <text:p text:style-name="P3">1.2.4 Falsos cognados</text:p>
      <text:p text:style-name="P3">2.TRADUCCIÓN DE DOCUMENTOS</text:p>
      <text:p text:style-name="P3">2.1 Documentos fiscales</text:p>
      <text:p text:style-name="P3">2.2 Reportes de información bursátil</text:p>
      <text:p text:style-name="P3">2.3 Documentos sobre economía bancaria</text:p>
      <text:p text:style-name="P3">2.4 Reportes de estados financieros corporativos</text:p>
      <text:p text:style-name="P3">3.MISCELÁNEA</text:p>
      <text:p text:style-name="P3">3.1 El campo laboral de la traducción de economía</text:p>
      <text:p text:style-name="P3">ACTIVIDADES DE APRENDIZAJE BAJO LA CONDUCCIÓN DE UN ACADÉMICO</text:p>
      <text:p text:style-name="P3">BAJO CONDUCCIÓN DOCENTE</text:p>
      <text:p text:style-name="P3">Individuales</text:p>
      <text:p text:style-name="P3">•</text:p>
      <text:p text:style-name="P3">•</text:p>
      <text:p text:style-name="P3">•</text:p>
      <text:p text:style-name="P3">Revisión de coherencia aplicada a las traducciones</text:p>
      <text:p text:style-name="P3">Corrección de estilo aplicada a las traducciones</text:p>
      <text:p text:style-name="P3"><text:soft-page-break/>Exposiciones temáticas</text:p>
      <text:p text:style-name="P3">Investigación terminológica de preparación en el área especializada</text:p>
      <text:p text:style-name="P3">Análisis de traducciones</text:p>
      <text:p text:style-name="P3">Debates</text:p>
      <text:p text:style-name="P3">Lecturas temáticas</text:p>
      <text:p text:style-name="P3">Análisis de casos reales de traducción en el área de Economía</text:p>
      <text:p text:style-name="P3">ACTIVIDADES INDIVIDUALES</text:p>
      <text:p text:style-name="P3">•</text:p>
      <text:p text:style-name="P3">•</text:p>
      <text:p text:style-name="P3">•</text:p>
      <text:p text:style-name="P3">•</text:p>
      <text:p text:style-name="P3">Toma de apuntes</text:p>
      <text:p text:style-name="P3">Revisión de terminología</text:p>
      <text:p text:style-name="P3">Análisis gramatical</text:p>
      <text:p text:style-name="P3">Investigación de definiciones</text:p>
      <text:p text:style-name="P3">ACTIVIDADES DE APRENDIZAJE INDEPENDIENTES</text:p>
      <text:p text:style-name="P3">•</text:p>
      <text:p text:style-name="P3">•</text:p>
      <text:p text:style-name="P3">•</text:p>
      <text:p text:style-name="P3">•</text:p>
      <text:p text:style-name="P3">Comparación de traducciones de inglés y español</text:p>
      <text:p text:style-name="P3">Lectura de artículos</text:p>
      <text:p text:style-name="P3">Revisión de revistas especializadas</text:p>
      <text:p text:style-name="P3">Análisis lingüístico</text:p>
      <text:p text:style-name="P3">CRITERIOS DE EVALUACIÓN</text:p>
      <text:p text:style-name="P3">•</text:p>
      <text:p text:style-name="P3">•</text:p>
      <text:p text:style-name="P3">•</text:p>
      <text:p text:style-name="P3">•</text:p>
      <text:p text:style-name="P3">Trabajos e investigaciones</text:p>
      <text:p text:style-name="P3">Traducciones</text:p>
      <text:p text:style-name="P3">Trabajo en plataforma</text:p>
      <text:p text:style-name="P3">Examen parcial</text:p>
      <text:p text:style-name="P3">15%</text:p>
      <text:p text:style-name="P3">30%</text:p>
      <text:p text:style-name="P3">15%</text:p>
      <text:p text:style-name="P3">40%</text:p>
      <text:p text:style-name="P3">MODALIDADES TECNOLÓGICAS E INFORMÁTICAS</text:p>
      <text:p text:style-name="P3">Si bien el presente plan se presenta en una modalidad escolarizada, se incorporarán materiales</text:p>
      <text:p text:style-name="P3">didácticos basados en TICS, que potencien en la representación de informaciones, posibiliten</text:p>
      <text:p text:style-name="P3">diversas actividades, apoyen los procesos internos de atención y transferencia de aprendizaje</text:p>
      <text:p text:style-name="P3">por mencionar algunos.</text:p>
      <text:p text:style-name="P3">Los auxiliares en este proceso de formación son:</text:p>
      <text:p text:style-name="P3">•</text:p>
      <text:p text:style-name="P3">•</text:p>
      <text:p text:style-name="P3">•</text:p>
      <text:p text:style-name="P3"><text:soft-page-break/>•</text:p>
      <text:p text:style-name="P3">•</text:p>
      <text:p text:style-name="P3">Visita a páginas dirigidos a traductores</text:p>
      <text:p text:style-name="P3">Visita a diversos enlaces de diccionarios en línea en inglés y español</text:p>
      <text:p text:style-name="P3">Descarga de documentos especializados dirigidos a traductores</text:p>
      <text:p text:style-name="P3">Uso de aplicaciones para investigar terminología</text:p>
      <text:p text:style-name="P3">Uso de programas para facilitar la corrección de estilo</text:p>
      <text:p text:style-name="P3"/>
      <text:p text:style-name="P3"/>
      <text:p text:style-name="P10">FINES DEL APRENDIZAJE O FORMACIÓN</text:p>
      <text:p text:style-name="P10">Al finalizar el curso el estudiante:</text:p>
      <text:p text:style-name="P10">• IDENTIFICARÁ LA TERMINOLOGÍA PROPIA DEL ÁREA ECONÓMICA-BURSÁTIL</text:p>
      <text:p text:style-name="P10">EN INGLÉS Y ESPAÑOL</text:p>
      <text:p text:style-name="P10">• DIFERENCIARÁ EL USO DEL INGLÉS Y DEL ESPAÑOL EN EL PROCESO</text:p>
      <text:p text:style-name="P10">TRADUCTOLÓGICO DEL ÁREA ECONÓMICA-BURSÁTIL</text:p>
      <text:p text:style-name="P10">• MANEJARÁ PROGRAMAS INFORMÁTICOS PARA LA ENTREGA DE FORMATOS</text:p>
      <text:p text:style-name="P10">CONTENIDO TEMÁTICO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4-12-28T22:19:25.052115736</dc:date>
    <meta:editing-duration>PT35M50S</meta:editing-duration>
    <meta:editing-cycles>11</meta:editing-cycles>
    <meta:generator>LibreOffice/7.3.7.2$Linux_X86_64 LibreOffice_project/30$Build-2</meta:generator>
    <meta:document-statistic meta:table-count="1" meta:image-count="1" meta:object-count="0" meta:page-count="3" meta:paragraph-count="96" meta:word-count="512" meta:character-count="3471" meta:non-whitespace-character-count="3050"/>
  </office:meta>
</office:document-meta>
</file>